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2362in" svg:y="0.5516in">
            <draw:object draw:notify-on-update-of-ranges="Sheet1.A4:Sheet1.A12 Sheet1.B4:Sheet1.B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4">
            <text:p>0.1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19">
            <text:p>0.1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71">
            <text:p>0.7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.17">
            <text:p>6.1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5.69">
            <text:p>65.6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55.26">
            <text:p>655.26</text:p>
          </table:table-cell>
        </table:table-row>
        <table:table-row table:style-name="ro2">
          <table:table-cell office:value-type="float" office:value="12">
            <text:p>12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</meta:initial-creator>
    <meta:creation-date>2014-08-30T12:39:30</meta:creation-date>
    <dc:date>2014-09-03T16:29:29</dc:date>
    <dc:creator>Sarah 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4:Sheet1.B12" chart:data-source-has-labels="column" svg:x="0.77cm" svg:y="0.855cm" svg:width="11.738cm" svg:height="7.545cm">
          <chartooo:coordinate-region svg:x="1.577cm" svg:y="1.055cm" svg:width="10.744cm" svg:height="6.698cm"/>
          <chart:axis chart:dimension="x" chart:name="primary-x" chart:style-name="ch4" chartooo:axis-type="auto">
            <chartooo:date-scale/>
            <chart:categories table:cell-range-address="Sheet1.A4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A4:Sheet1.A12</svg:desc>
                </draw:g>
              </table:table-cell>
              <table:table-cell office:value-type="float" office:value="0.11">
                <text:p>0.11</text:p>
                <draw:g>
                  <svg:desc>Sheet1.B4:Sheet1.B12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5.69">
                <text:p>65.6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55.26">
                <text:p>655.2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